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fi2\fi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.2" table:style-name="ce1">
            <text:p>1,2</text:p>
          </table:table-cell>
          <table:table-cell office:value-type="float" office:value="1.25" table:style-name="ce1">
            <text:p>1,25</text:p>
          </table:table-cell>
          <table:table-cell office:value-type="float" office:value="1.3" table:style-name="ce1">
            <text:p>1,3</text:p>
          </table:table-cell>
          <table:table-cell office:value-type="float" office:value="1.35" table:style-name="ce1">
            <text:p>1,35</text:p>
          </table:table-cell>
          <table:table-cell office:value-type="float" office:value="1.4" table:style-name="ce1">
            <text:p>1,4</text:p>
          </table:table-cell>
          <table:table-cell office:value-type="float" office:value="1.45" table:style-name="ce1">
            <text:p>1,45</text:p>
          </table:table-cell>
          <table:table-cell office:value-type="float" office:value="1.5" table:style-name="ce1">
            <text:p>1,5</text:p>
          </table:table-cell>
          <table:table-cell office:value-type="float" office:value="1.55" table:style-name="ce1">
            <text:p>1,55</text:p>
          </table:table-cell>
          <table:table-cell office:value-type="float" office:value="1.6" table:style-name="ce1">
            <text:p>1,6</text:p>
          </table:table-cell>
          <table:table-cell office:value-type="float" office:value="1.65" table:style-name="ce1">
            <text:p>1,65</text:p>
          </table:table-cell>
          <table:table-cell office:value-type="float" office:value="1.7" table:style-name="ce1">
            <text:p>1,7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6799999999999997" table:style-name="ce1">
            <text:p>0,968</text:p>
          </table:table-cell>
          <table:table-cell office:value-type="float" office:value="1.0580000000000001" table:style-name="ce1">
            <text:p>1,058</text:p>
          </table:table-cell>
          <table:table-cell office:value-type="float" office:value="1.1519999999999999" table:style-name="ce1">
            <text:p>1,152</text:p>
          </table:table-cell>
          <table:table-cell office:value-type="float" office:value="1.25" table:style-name="ce1">
            <text:p>1,25</text:p>
          </table:table-cell>
          <table:table-cell office:value-type="float" office:value="1.3520000000000001" table:style-name="ce1">
            <text:p>1,352</text:p>
          </table:table-cell>
          <table:table-cell office:value-type="float" office:value="1.458" table:style-name="ce1">
            <text:p>1,458</text:p>
          </table:table-cell>
          <table:table-cell office:value-type="float" office:value="1.5680000000000001" table:style-name="ce1">
            <text:p>1,568</text:p>
          </table:table-cell>
          <table:table-cell office:value-type="float" office:value="1.6819999999999999" table:style-name="ce1">
            <text:p>1,682</text:p>
          </table:table-cell>
          <table:table-cell office:value-type="float" office:value="1.8" table:style-name="ce1">
            <text:p>1,8</text:p>
          </table:table-cell>
          <table:table-cell office:value-type="float" office:value="1.9219999999999999" table:style-name="ce1">
            <text:p>1,922</text:p>
          </table:table-cell>
          <table:table-cell office:value-type="float" office:value="2.048" table:style-name="ce1">
            <text:p>2,048</text:p>
          </table:table-cell>
          <table:table-cell office:value-type="float" office:value="2.1779999999999999" table:style-name="ce1">
            <text:p>2,178</text:p>
          </table:table-cell>
          <table:table-cell office:value-type="float" office:value="2.3119999999999998" table:style-name="ce1">
            <text:p>2,312</text:p>
          </table:table-cell>
          <table:table-cell table:number-columns-repeated="16370"/>
        </table:table-row>
        <table:table-row table:style-name="ro1">
          <table:table-cell office:value-type="float" office:value="1.02" table:style-name="ce1">
            <text:p>1,02</text:p>
          </table:table-cell>
          <table:table-cell office:value-type="float" office:value="0.98736000000000002" table:style-name="ce1">
            <text:p>0,98736</text:p>
          </table:table-cell>
          <table:table-cell office:value-type="float" office:value="1.0791599999999999" table:style-name="ce1">
            <text:p>1,07916</text:p>
          </table:table-cell>
          <table:table-cell office:value-type="float" office:value="1.1750400000000001" table:style-name="ce1">
            <text:p>1,17504</text:p>
          </table:table-cell>
          <table:table-cell office:value-type="float" office:value="1.2749999999999999" table:style-name="ce1">
            <text:p>1,275</text:p>
          </table:table-cell>
          <table:table-cell office:value-type="float" office:value="1.37904" table:style-name="ce1">
            <text:p>1,37904</text:p>
          </table:table-cell>
          <table:table-cell office:value-type="float" office:value="1.48716" table:style-name="ce1">
            <text:p>1,48716</text:p>
          </table:table-cell>
          <table:table-cell office:value-type="float" office:value="1.5993599999999999" table:style-name="ce1">
            <text:p>1,59936</text:p>
          </table:table-cell>
          <table:table-cell office:value-type="float" office:value="1.7156400000000001" table:style-name="ce1">
            <text:p>1,71564</text:p>
          </table:table-cell>
          <table:table-cell office:value-type="float" office:value="1.8360000000000001" table:style-name="ce1">
            <text:p>1,836</text:p>
          </table:table-cell>
          <table:table-cell office:value-type="float" office:value="1.96044" table:style-name="ce1">
            <text:p>1,96044</text:p>
          </table:table-cell>
          <table:table-cell office:value-type="float" office:value="2.0889600000000002" table:style-name="ce1">
            <text:p>2,08896</text:p>
          </table:table-cell>
          <table:table-cell office:value-type="float" office:value="2.2215600000000002" table:style-name="ce1">
            <text:p>2,22156</text:p>
          </table:table-cell>
          <table:table-cell office:value-type="float" office:value="2.3582399999999999" table:style-name="ce1">
            <text:p>2,35824</text:p>
          </table:table-cell>
          <table:table-cell table:number-columns-repeated="16370"/>
        </table:table-row>
        <table:table-row table:style-name="ro1">
          <table:table-cell office:value-type="float" office:value="1.04" table:style-name="ce1">
            <text:p>1,04</text:p>
          </table:table-cell>
          <table:table-cell office:value-type="float" office:value="1.0067200000000001" table:style-name="ce1">
            <text:p>1,00672</text:p>
          </table:table-cell>
          <table:table-cell office:value-type="float" office:value="1.10032" table:style-name="ce1">
            <text:p>1,10032</text:p>
          </table:table-cell>
          <table:table-cell office:value-type="float" office:value="1.19808" table:style-name="ce1">
            <text:p>1,19808</text:p>
          </table:table-cell>
          <table:table-cell office:value-type="float" office:value="1.3" table:style-name="ce1">
            <text:p>1,3</text:p>
          </table:table-cell>
          <table:table-cell office:value-type="float" office:value="1.40608" table:style-name="ce1">
            <text:p>1,40608</text:p>
          </table:table-cell>
          <table:table-cell office:value-type="float" office:value="1.5163199999999999" table:style-name="ce1">
            <text:p>1,51632</text:p>
          </table:table-cell>
          <table:table-cell office:value-type="float" office:value="1.6307199999999999" table:style-name="ce1">
            <text:p>1,63072</text:p>
          </table:table-cell>
          <table:table-cell office:value-type="float" office:value="1.7492799999999999" table:style-name="ce1">
            <text:p>1,74928</text:p>
          </table:table-cell>
          <table:table-cell office:value-type="float" office:value="1.8720000000000001" table:style-name="ce1">
            <text:p>1,872</text:p>
          </table:table-cell>
          <table:table-cell office:value-type="float" office:value="1.99888" table:style-name="ce1">
            <text:p>1,99888</text:p>
          </table:table-cell>
          <table:table-cell office:value-type="float" office:value="2.1299199999999998" table:style-name="ce1">
            <text:p>2,12992</text:p>
          </table:table-cell>
          <table:table-cell office:value-type="float" office:value="2.26512" table:style-name="ce1">
            <text:p>2,26512</text:p>
          </table:table-cell>
          <table:table-cell office:value-type="float" office:value="2.40448" table:style-name="ce1">
            <text:p>2,40448</text:p>
          </table:table-cell>
          <table:table-cell table:number-columns-repeated="16370"/>
        </table:table-row>
        <table:table-row table:style-name="ro1">
          <table:table-cell office:value-type="float" office:value="1.06" table:style-name="ce1">
            <text:p>1,06</text:p>
          </table:table-cell>
          <table:table-cell office:value-type="float" office:value="1.0260800000000001" table:style-name="ce1">
            <text:p>1,02608</text:p>
          </table:table-cell>
          <table:table-cell office:value-type="float" office:value="1.12148" table:style-name="ce1">
            <text:p>1,12148</text:p>
          </table:table-cell>
          <table:table-cell office:value-type="float" office:value="1.22112" table:style-name="ce1">
            <text:p>1,22112</text:p>
          </table:table-cell>
          <table:table-cell office:value-type="float" office:value="1.325" table:style-name="ce1">
            <text:p>1,325</text:p>
          </table:table-cell>
          <table:table-cell office:value-type="float" office:value="1.4331199999999999" table:style-name="ce1">
            <text:p>1,43312</text:p>
          </table:table-cell>
          <table:table-cell office:value-type="float" office:value="1.54548" table:style-name="ce1">
            <text:p>1,54548</text:p>
          </table:table-cell>
          <table:table-cell office:value-type="float" office:value="1.66208" table:style-name="ce1">
            <text:p>1,66208</text:p>
          </table:table-cell>
          <table:table-cell office:value-type="float" office:value="1.7829200000000001" table:style-name="ce1">
            <text:p>1,78292</text:p>
          </table:table-cell>
          <table:table-cell office:value-type="float" office:value="1.9079999999999999" table:style-name="ce1">
            <text:p>1,908</text:p>
          </table:table-cell>
          <table:table-cell office:value-type="float" office:value="2.0373199999999998" table:style-name="ce1">
            <text:p>2,03732</text:p>
          </table:table-cell>
          <table:table-cell office:value-type="float" office:value="2.1708799999999999" table:style-name="ce1">
            <text:p>2,17088</text:p>
          </table:table-cell>
          <table:table-cell office:value-type="float" office:value="2.3086799999999998" table:style-name="ce1">
            <text:p>2,30868</text:p>
          </table:table-cell>
          <table:table-cell office:value-type="float" office:value="2.45072" table:style-name="ce1">
            <text:p>2,45072</text:p>
          </table:table-cell>
          <table:table-cell table:number-columns-repeated="16370"/>
        </table:table-row>
        <table:table-row table:style-name="ro1">
          <table:table-cell office:value-type="float" office:value="1.08" table:style-name="ce1">
            <text:p>1,08</text:p>
          </table:table-cell>
          <table:table-cell office:value-type="float" office:value="1.0454399999999999" table:style-name="ce1">
            <text:p>1,04544</text:p>
          </table:table-cell>
          <table:table-cell office:value-type="float" office:value="1.1426400000000001" table:style-name="ce1">
            <text:p>1,14264</text:p>
          </table:table-cell>
          <table:table-cell office:value-type="float" office:value="1.2441599999999999" table:style-name="ce1">
            <text:p>1,24416</text:p>
          </table:table-cell>
          <table:table-cell office:value-type="float" office:value="1.35" table:style-name="ce1">
            <text:p>1,35</text:p>
          </table:table-cell>
          <table:table-cell office:value-type="float" office:value="1.4601599999999999" table:style-name="ce1">
            <text:p>1,46016</text:p>
          </table:table-cell>
          <table:table-cell office:value-type="float" office:value="1.57464" table:style-name="ce1">
            <text:p>1,57464</text:p>
          </table:table-cell>
          <table:table-cell office:value-type="float" office:value="1.6934400000000001" table:style-name="ce1">
            <text:p>1,69344</text:p>
          </table:table-cell>
          <table:table-cell office:value-type="float" office:value="1.81656" table:style-name="ce1">
            <text:p>1,81656</text:p>
          </table:table-cell>
          <table:table-cell office:value-type="float" office:value="1.944" table:style-name="ce1">
            <text:p>1,944</text:p>
          </table:table-cell>
          <table:table-cell office:value-type="float" office:value="2.0757599999999998" table:style-name="ce1">
            <text:p>2,07576</text:p>
          </table:table-cell>
          <table:table-cell office:value-type="float" office:value="2.21184" table:style-name="ce1">
            <text:p>2,21184</text:p>
          </table:table-cell>
          <table:table-cell office:value-type="float" office:value="2.3522400000000001" table:style-name="ce1">
            <text:p>2,35224</text:p>
          </table:table-cell>
          <table:table-cell office:value-type="float" office:value="2.4969600000000001" table:style-name="ce1">
            <text:p>2,49696</text:p>
          </table:table-cell>
          <table:table-cell table:number-columns-repeated="1637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1.0648" table:style-name="ce1">
            <text:p>1,0648</text:p>
          </table:table-cell>
          <table:table-cell office:value-type="float" office:value="1.1637999999999999" table:style-name="ce1">
            <text:p>1,1638</text:p>
          </table:table-cell>
          <table:table-cell office:value-type="float" office:value="1.2672000000000001" table:style-name="ce1">
            <text:p>1,2672</text:p>
          </table:table-cell>
          <table:table-cell office:value-type="float" office:value="1.375" table:style-name="ce1">
            <text:p>1,375</text:p>
          </table:table-cell>
          <table:table-cell office:value-type="float" office:value="1.4872000000000001" table:style-name="ce1">
            <text:p>1,4872</text:p>
          </table:table-cell>
          <table:table-cell office:value-type="float" office:value="1.6037999999999999" table:style-name="ce1">
            <text:p>1,6038</text:p>
          </table:table-cell>
          <table:table-cell office:value-type="float" office:value="1.7248000000000001" table:style-name="ce1">
            <text:p>1,7248</text:p>
          </table:table-cell>
          <table:table-cell office:value-type="float" office:value="1.8502000000000001" table:style-name="ce1">
            <text:p>1,8502</text:p>
          </table:table-cell>
          <table:table-cell office:value-type="float" office:value="1.98" table:style-name="ce1">
            <text:p>1,98</text:p>
          </table:table-cell>
          <table:table-cell office:value-type="float" office:value="2.1141999999999999" table:style-name="ce1">
            <text:p>2,1142</text:p>
          </table:table-cell>
          <table:table-cell office:value-type="float" office:value="2.2528000000000001" table:style-name="ce1">
            <text:p>2,2528</text:p>
          </table:table-cell>
          <table:table-cell office:value-type="float" office:value="2.3957999999999999" table:style-name="ce1">
            <text:p>2,3958</text:p>
          </table:table-cell>
          <table:table-cell office:value-type="float" office:value="2.5432000000000001" table:style-name="ce1">
            <text:p>2,5432</text:p>
          </table:table-cell>
          <table:table-cell table:number-columns-repeated="16370"/>
        </table:table-row>
        <table:table-row table:style-name="ro1">
          <table:table-cell office:value-type="float" office:value="1.1200000000000001" table:style-name="ce1">
            <text:p>1,12</text:p>
          </table:table-cell>
          <table:table-cell office:value-type="float" office:value="1.08416" table:style-name="ce1">
            <text:p>1,08416</text:p>
          </table:table-cell>
          <table:table-cell office:value-type="float" office:value="1.18496" table:style-name="ce1">
            <text:p>1,18496</text:p>
          </table:table-cell>
          <table:table-cell office:value-type="float" office:value="1.2902400000000001" table:style-name="ce1">
            <text:p>1,29024</text:p>
          </table:table-cell>
          <table:table-cell office:value-type="float" office:value="1.4" table:style-name="ce1">
            <text:p>1,4</text:p>
          </table:table-cell>
          <table:table-cell office:value-type="float" office:value="1.51424" table:style-name="ce1">
            <text:p>1,51424</text:p>
          </table:table-cell>
          <table:table-cell office:value-type="float" office:value="1.63296" table:style-name="ce1">
            <text:p>1,63296</text:p>
          </table:table-cell>
          <table:table-cell office:value-type="float" office:value="1.7561599999999999" table:style-name="ce1">
            <text:p>1,75616</text:p>
          </table:table-cell>
          <table:table-cell office:value-type="float" office:value="1.88384" table:style-name="ce1">
            <text:p>1,88384</text:p>
          </table:table-cell>
          <table:table-cell office:value-type="float" office:value="2.016" table:style-name="ce1">
            <text:p>2,016</text:p>
          </table:table-cell>
          <table:table-cell office:value-type="float" office:value="2.1526399999999999" table:style-name="ce1">
            <text:p>2,15264</text:p>
          </table:table-cell>
          <table:table-cell office:value-type="float" office:value="2.2937599999999998" table:style-name="ce1">
            <text:p>2,29376</text:p>
          </table:table-cell>
          <table:table-cell office:value-type="float" office:value="2.4393600000000002" table:style-name="ce1">
            <text:p>2,43936</text:p>
          </table:table-cell>
          <table:table-cell office:value-type="float" office:value="2.5894400000000002" table:style-name="ce1">
            <text:p>2,58944</text:p>
          </table:table-cell>
          <table:table-cell table:number-columns-repeated="16370"/>
        </table:table-row>
        <table:table-row table:style-name="ro1">
          <table:table-cell office:value-type="float" office:value="1.1399999999999999" table:style-name="ce1">
            <text:p>1,14</text:p>
          </table:table-cell>
          <table:table-cell office:value-type="float" office:value="1.1035200000000001" table:style-name="ce1">
            <text:p>1,10352</text:p>
          </table:table-cell>
          <table:table-cell office:value-type="float" office:value="1.2061200000000001" table:style-name="ce1">
            <text:p>1,20612</text:p>
          </table:table-cell>
          <table:table-cell office:value-type="float" office:value="1.31328" table:style-name="ce1">
            <text:p>1,31328</text:p>
          </table:table-cell>
          <table:table-cell office:value-type="float" office:value="1.425" table:style-name="ce1">
            <text:p>1,425</text:p>
          </table:table-cell>
          <table:table-cell office:value-type="float" office:value="1.54128" table:style-name="ce1">
            <text:p>1,54128</text:p>
          </table:table-cell>
          <table:table-cell office:value-type="float" office:value="1.66212" table:style-name="ce1">
            <text:p>1,66212</text:p>
          </table:table-cell>
          <table:table-cell office:value-type="float" office:value="1.78752" table:style-name="ce1">
            <text:p>1,78752</text:p>
          </table:table-cell>
          <table:table-cell office:value-type="float" office:value="1.9174800000000001" table:style-name="ce1">
            <text:p>1,91748</text:p>
          </table:table-cell>
          <table:table-cell office:value-type="float" office:value="2.052" table:style-name="ce1">
            <text:p>2,052</text:p>
          </table:table-cell>
          <table:table-cell office:value-type="float" office:value="2.1910799999999999" table:style-name="ce1">
            <text:p>2,19108</text:p>
          </table:table-cell>
          <table:table-cell office:value-type="float" office:value="2.3347199999999999" table:style-name="ce1">
            <text:p>2,33472</text:p>
          </table:table-cell>
          <table:table-cell office:value-type="float" office:value="2.48292" table:style-name="ce1">
            <text:p>2,48292</text:p>
          </table:table-cell>
          <table:table-cell office:value-type="float" office:value="2.6356799999999998" table:style-name="ce1">
            <text:p>2,63568</text:p>
          </table:table-cell>
          <table:table-cell table:number-columns-repeated="16370"/>
        </table:table-row>
        <table:table-row table:style-name="ro1">
          <table:table-cell office:value-type="float" office:value="1.1599999999999999" table:style-name="ce1">
            <text:p>1,16</text:p>
          </table:table-cell>
          <table:table-cell office:value-type="float" office:value="1.1228800000000001" table:style-name="ce1">
            <text:p>1,12288</text:p>
          </table:table-cell>
          <table:table-cell office:value-type="float" office:value="1.2272799999999999" table:style-name="ce1">
            <text:p>1,22728</text:p>
          </table:table-cell>
          <table:table-cell office:value-type="float" office:value="1.33632" table:style-name="ce1">
            <text:p>1,33632</text:p>
          </table:table-cell>
          <table:table-cell office:value-type="float" office:value="1.45" table:style-name="ce1">
            <text:p>1,45</text:p>
          </table:table-cell>
          <table:table-cell office:value-type="float" office:value="1.5683199999999999" table:style-name="ce1">
            <text:p>1,56832</text:p>
          </table:table-cell>
          <table:table-cell office:value-type="float" office:value="1.6912799999999999" table:style-name="ce1">
            <text:p>1,69128</text:p>
          </table:table-cell>
          <table:table-cell office:value-type="float" office:value="1.8188800000000001" table:style-name="ce1">
            <text:p>1,81888</text:p>
          </table:table-cell>
          <table:table-cell office:value-type="float" office:value="1.95112" table:style-name="ce1">
            <text:p>1,95112</text:p>
          </table:table-cell>
          <table:table-cell office:value-type="float" office:value="2.0880000000000001" table:style-name="ce1">
            <text:p>2,088</text:p>
          </table:table-cell>
          <table:table-cell office:value-type="float" office:value="2.2295199999999999" table:style-name="ce1">
            <text:p>2,22952</text:p>
          </table:table-cell>
          <table:table-cell office:value-type="float" office:value="2.37568" table:style-name="ce1">
            <text:p>2,37568</text:p>
          </table:table-cell>
          <table:table-cell office:value-type="float" office:value="2.5264799999999998" table:style-name="ce1">
            <text:p>2,52648</text:p>
          </table:table-cell>
          <table:table-cell office:value-type="float" office:value="2.6819199999999999" table:style-name="ce1">
            <text:p>2,68192</text:p>
          </table:table-cell>
          <table:table-cell table:number-columns-repeated="16370"/>
        </table:table-row>
        <table:table-row table:style-name="ro1">
          <table:table-cell office:value-type="float" office:value="1.18" table:style-name="ce1">
            <text:p>1,18</text:p>
          </table:table-cell>
          <table:table-cell office:value-type="float" office:value="1.1422399999999999" table:style-name="ce1">
            <text:p>1,14224</text:p>
          </table:table-cell>
          <table:table-cell office:value-type="float" office:value="1.24844" table:style-name="ce1">
            <text:p>1,24844</text:p>
          </table:table-cell>
          <table:table-cell office:value-type="float" office:value="1.3593599999999999" table:style-name="ce1">
            <text:p>1,35936</text:p>
          </table:table-cell>
          <table:table-cell office:value-type="float" office:value="1.4750000000000001" table:style-name="ce1">
            <text:p>1,475</text:p>
          </table:table-cell>
          <table:table-cell office:value-type="float" office:value="1.5953599999999999" table:style-name="ce1">
            <text:p>1,59536</text:p>
          </table:table-cell>
          <table:table-cell office:value-type="float" office:value="1.72044" table:style-name="ce1">
            <text:p>1,72044</text:p>
          </table:table-cell>
          <table:table-cell office:value-type="float" office:value="1.8502400000000001" table:style-name="ce1">
            <text:p>1,85024</text:p>
          </table:table-cell>
          <table:table-cell office:value-type="float" office:value="1.9847600000000001" table:style-name="ce1">
            <text:p>1,98476</text:p>
          </table:table-cell>
          <table:table-cell office:value-type="float" office:value="2.1240000000000001" table:style-name="ce1">
            <text:p>2,124</text:p>
          </table:table-cell>
          <table:table-cell office:value-type="float" office:value="2.26796" table:style-name="ce1">
            <text:p>2,26796</text:p>
          </table:table-cell>
          <table:table-cell office:value-type="float" office:value="2.4166400000000001" table:style-name="ce1">
            <text:p>2,41664</text:p>
          </table:table-cell>
          <table:table-cell office:value-type="float" office:value="2.5700400000000001" table:style-name="ce1">
            <text:p>2,57004</text:p>
          </table:table-cell>
          <table:table-cell office:value-type="float" office:value="2.7281599999999999" table:style-name="ce1">
            <text:p>2,72816</text:p>
          </table:table-cell>
          <table:table-cell table:number-columns-repeated="1637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1.1616" table:style-name="ce1">
            <text:p>1,1616</text:p>
          </table:table-cell>
          <table:table-cell office:value-type="float" office:value="1.2696000000000001" table:style-name="ce1">
            <text:p>1,2696</text:p>
          </table:table-cell>
          <table:table-cell office:value-type="float" office:value="1.3824000000000001" table:style-name="ce1">
            <text:p>1,3824</text:p>
          </table:table-cell>
          <table:table-cell office:value-type="float" office:value="1.5" table:style-name="ce1">
            <text:p>1,5</text:p>
          </table:table-cell>
          <table:table-cell office:value-type="float" office:value="1.6224000000000001" table:style-name="ce1">
            <text:p>1,6224</text:p>
          </table:table-cell>
          <table:table-cell office:value-type="float" office:value="1.7496" table:style-name="ce1">
            <text:p>1,7496</text:p>
          </table:table-cell>
          <table:table-cell office:value-type="float" office:value="1.8815999999999999" table:style-name="ce1">
            <text:p>1,8816</text:p>
          </table:table-cell>
          <table:table-cell office:value-type="float" office:value="2.0184000000000002" table:style-name="ce1">
            <text:p>2,0184</text:p>
          </table:table-cell>
          <table:table-cell office:value-type="float" office:value="2.16" table:style-name="ce1">
            <text:p>2,16</text:p>
          </table:table-cell>
          <table:table-cell office:value-type="float" office:value="2.3064" table:style-name="ce1">
            <text:p>2,3064</text:p>
          </table:table-cell>
          <table:table-cell office:value-type="float" office:value="2.4575999999999998" table:style-name="ce1">
            <text:p>2,4576</text:p>
          </table:table-cell>
          <table:table-cell office:value-type="float" office:value="2.6135999999999999" table:style-name="ce1">
            <text:p>2,6136</text:p>
          </table:table-cell>
          <table:table-cell office:value-type="float" office:value="2.7744" table:style-name="ce1">
            <text:p>2,774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1</text:p>
          </table:table-cell>
          <table:table-cell office:value-type="float" office:value="4.4241827936765299" table:style-name="ce1">
            <text:p>4,4241827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Z</text:p>
          </table:table-cell>
          <table:table-cell office:value-type="float" office:value="0.8" table:style-name="ce1">
            <text:p>0,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Z</text:p>
          </table:table-cell>
          <table:table-cell office:value-type="float" office:value="0.89" table:style-name="ce1">
            <text:p>0,89</text:p>
          </table:table-cell>
          <table:table-cell table:number-columns-repeated="5" table:style-name="ce1"/>
          <table:table-cell office:value-type="string" table:style-name="ce1">
            <text:p>GZ</text:p>
          </table:table-cell>
          <table:table-cell office:value-type="float" office:value="0.8" table:style-name="ce1">
            <text:p>0,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1</text:p>
          </table:table-cell>
          <table:table-cell office:value-type="float" office:value="1.25" table:style-name="ce1">
            <text:p>1,25</text:p>
          </table:table-cell>
          <table:table-cell table:number-columns-repeated="5" table:style-name="ce1"/>
          <table:table-cell office:value-type="string" table:style-name="ce1">
            <text:p>fi1</text:p>
          </table:table-cell>
          <table:table-cell office:value-type="float" office:value="1.06" table:style-name="ce1">
            <text:p>1,0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2</text:p>
          </table:table-cell>
          <table:table-cell office:value-type="float" office:value="1.05" table:style-name="ce1">
            <text:p>1,05</text:p>
          </table:table-cell>
          <table:table-cell table:number-columns-repeated="5" table:style-name="ce1"/>
          <table:table-cell office:value-type="string" table:style-name="ce1">
            <text:p>fi2</text:p>
          </table:table-cell>
          <table:table-cell office:value-type="float" office:value="1.25" table:style-name="ce1">
            <text:p>1,25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6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.9118289066314702" table:style-name="ce1">
            <text:p>2,911828907</text:p>
          </table:table-cell>
          <table:table-cell office:value-type="float" office:value="2.0122778320312502" table:style-name="ce1">
            <text:p>2,012277832</text:p>
          </table:table-cell>
          <table:table-cell office:value-type="float" office:value="1.46015625" table:style-name="ce1">
            <text:p>1,46015625</text:p>
          </table:table-cell>
          <table:table-cell office:value-type="float" office:value="1.1125" table:style-name="ce1">
            <text:p>1,1125</text:p>
          </table:table-cell>
          <table:table-cell office:value-type="float" office:value="0.89" table:style-name="ce1">
            <text:p>0,89</text:p>
          </table:table-cell>
          <table:table-cell table:number-columns-repeated="2" table:style-name="ce1"/>
          <table:table-cell office:value-type="float" office:value="4.3721867591378301" table:style-name="ce1">
            <text:p>4,372186759</text:p>
          </table:table-cell>
          <table:table-cell office:value-type="float" office:value="2.7705451411249999" table:style-name="ce1">
            <text:p>2,770545141</text:p>
          </table:table-cell>
          <table:table-cell office:value-type="float" office:value="1.8609625000000001" table:style-name="ce1">
            <text:p>1,8609625</text:p>
          </table:table-cell>
          <table:table-cell office:value-type="float" office:value="1.325" table:style-name="ce1">
            <text:p>1,325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f%</text:p>
          </table:table-cell>
          <table:table-cell office:value-type="float" office:value="34.183802016649402" table:style-name="ce1">
            <text:p>34,18380202</text:p>
          </table:table-cell>
          <table:table-cell office:value-type="float" office:value="30.892992117481899" table:style-name="ce1">
            <text:p>30,89299212</text:p>
          </table:table-cell>
          <table:table-cell office:value-type="float" office:value="27.437641723355998" table:style-name="ce1">
            <text:p>27,43764172</text:p>
          </table:table-cell>
          <table:table-cell office:value-type="float" office:value="23.8095238095238" table:style-name="ce1">
            <text:p>23,8095238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if%</text:p>
          </table:table-cell>
          <table:table-cell table:style-name="ce1"/>
          <table:table-cell office:value-type="float" office:value="36.6325069409584" table:style-name="ce1">
            <text:p>36,63250694</text:p>
          </table:table-cell>
          <table:table-cell office:value-type="float" office:value="32.830457357415902" table:style-name="ce1">
            <text:p>32,83045736</text:p>
          </table:table-cell>
          <table:table-cell office:value-type="float" office:value="28.800284798860801" table:style-name="ce1">
            <text:p>28,8002848</text:p>
          </table:table-cell>
          <table:table-cell office:value-type="float" office:value="24.528301886792399" table:style-name="ce1">
            <text:p>24,52830189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uno Silva de Lima</meta:initial-creator>
    <dc:creator>Bruno Silva de Lima</dc:creator>
    <meta:creation-date>2016-04-22T11:12:01Z</meta:creation-date>
    <dc:date>2022-01-15T18:27:20Z</dc:date>
    <meta:editing-cycles>4</meta:editing-cycles>
    <meta:editing-duration>PT989S</meta:editing-duration>
  </office:meta>
</office:document-meta>
</file>